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6607e" officeooo:paragraph-rsid="0006607e"/>
    </style:style>
    <style:style style:name="P4" style:family="paragraph" style:parent-style-name="Heading_20_1">
      <style:paragraph-properties fo:break-before="page"/>
      <style:text-properties officeooo:rsid="0004d4d8" officeooo:paragraph-rsid="0004d4d8"/>
    </style:style>
    <style:style style:name="P5" style:family="paragraph" style:parent-style-name="Heading_20_2">
      <style:text-properties officeooo:rsid="0006607e" officeooo:paragraph-rsid="0006607e"/>
    </style:style>
    <style:style style:name="P6" style:family="paragraph" style:parent-style-name="Standard">
      <style:paragraph-properties fo:text-align="center" style:justify-single-word="false"/>
      <style:text-properties style:font-name="Arial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32pt" fo:font-style="normal" fo:font-weight="normal" officeooo:rsid="00016985" officeooo:paragraph-rsid="00016985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16985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016985" officeooo:paragraph-rsid="00016985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16985" officeooo:paragraph-rsid="0001698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/>
    </style:style>
    <style:style style:name="P17" style:family="paragraph" style:parent-style-name="Text_20_body">
      <style:text-properties officeooo:rsid="0004d4d8" officeooo:paragraph-rsid="0004d4d8"/>
    </style:style>
    <style:style style:name="P18" style:family="paragraph" style:parent-style-name="Text_20_body">
      <style:text-properties officeooo:paragraph-rsid="0006607e"/>
    </style:style>
    <style:style style:name="T1" style:family="text">
      <style:text-properties style:font-name="Arial" fo:font-size="12pt" fo:font-style="normal" fo:font-weight="normal" officeooo:rsid="0002cdb5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7c0b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GP8B</text:p>
      <text:p text:style-name="P10">-</text:p>
      <text:p text:style-name="P11">Version 4.x</text:p>
      <text:p text:style-name="P13"/>
      <text:p text:style-name="P12"><text:span text:style-name="T1">Copyright (C) 2020 Guillaume Guillet</text:span></text:p>
      <text:p text:style-name="P8">Licensed under CERN OHL v.1.2 </text:p>
      <text:p text:style-name="P8"/>
      <text:p text:style-name="P8">This documentation describes Open Hardware and is licensed under the</text:p>
      <text:p text:style-name="P8">CERN OHL v. 1.2.</text:p>
      <text:p text:style-name="P8"/>
      <text:p text:style-name="P8">You may redistribute and modify this documentation under the terms of the</text:p>
      <text:p text:style-name="P8">CERN OHL v.1.2. (http://ohwr.org/cernohl). This documentation is distributed</text:p>
      <text:p text:style-name="P8">WITHOUT ANY EXPRESS OR IMPLIED WARRANTY, INCLUDING OF</text:p>
      <text:p text:style-name="P8">MERCHANTABILITY, SATISFACTORY QUALITY AND FITNESS FOR A</text:p>
      <text:p text:style-name="P9">PARTICULAR PURPOSE.</text:p>
      <text:p text:style-name="P9"/>
      <text:p text:style-name="P9">Please see the CERN OHL v.1.2 for applicable conditions.</text:p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1"><text:a xlink:type="simple" xlink:href="#__RefHeading___Toc263_2100032768" text:style-name="Index_20_Link" text:visited-style-name="Index_20_Link">Description<text:tab/>4</text:a></text:p>
          <text:p text:style-name="P2"><text:a xlink:type="simple" xlink:href="#__RefHeading___Toc265_2100032768" text:style-name="Index_20_Link" text:visited-style-name="Index_20_Link">Features<text:tab/>4</text:a></text:p>
          <text:p text:style-name="P1"><text:a xlink:type="simple" xlink:href="#__RefHeading___Toc267_2100032768" text:style-name="Index_20_Link" text:visited-style-name="Index_20_Link">Blocks diagrams<text:tab/>4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" text:outline-level="1"><text:bookmark-start text:name="__RefHeading___Toc263_2100032768"/>Description<text:bookmark-end text:name="__RefHeading___Toc263_2100032768"/></text:h>
      <text:p text:style-name="P17">The GP8B or G_Processor8Bits is a home-made, from scratch, with no micro-controller, 8bits processor.</text:p>
      <text:p text:style-name="P17">The system run a home-made binary language called CodeG.</text:p>
      <text:h text:style-name="P5" text:outline-level="2"><text:bookmark-start text:name="__RefHeading___Toc265_2100032768"/>Features<text:bookmark-end text:name="__RefHeading___Toc265_2100032768"/></text:h>
      <text:p text:style-name="P18"/>
      <text:h text:style-name="P3" text:outline-level="1"><text:bookmark-start text:name="__RefHeading___Toc267_2100032768"/>Blocks diagrams<text:bookmark-end text:name="__RefHeading___Toc267_2100032768"/></text:h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3968*"/>
    </style:style>
    <style:style style:name="Tableau1.B" style:family="table-column">
      <style:table-column-properties style:column-width="3.103cm" style:rel-column-width="1759*"/>
    </style:style>
    <style:style style:name="Tableau1.C" style:family="table-column">
      <style:table-column-properties style:column-width="6.899cm" style:rel-column-width="3911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2</text:page-number>/<text:page-count>4</text:page-count></text:p>
            </table:table-cell>
            <table:table-cell table:style-name="Tableau1.C2" office:value-type="string">
              <text:p text:style-name="MP3">Licensed under CERN OHL v.1.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5-18T20:24:32.400000000</dc:date>
    <meta:editing-duration>PT16M26S</meta:editing-duration>
    <meta:editing-cycles>6</meta:editing-cycles>
    <meta:generator>LibreOffice/6.4.2.2$Windows_X86_64 LibreOffice_project/4e471d8c02c9c90f512f7f9ead8875b57fcb1ec3</meta:generator>
    <meta:document-statistic meta:table-count="1" meta:image-count="0" meta:object-count="0" meta:page-count="4" meta:paragraph-count="28" meta:word-count="128" meta:character-count="865" meta:non-whitespace-character-count="764"/>
  </office:meta>
</office:document-meta>
</file>